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Standard">
      <style:text-properties officeooo:paragraph-rsid="0ff4e587"/>
    </style:style>
    <style:style style:name="P75" style:family="paragraph" style:parent-style-name="Standard">
      <style:text-properties officeooo:paragraph-rsid="0ff6ca04"/>
    </style:style>
    <style:style style:name="P76" style:family="paragraph" style:parent-style-name="Footnote">
      <style:text-properties officeooo:paragraph-rsid="100fd683"/>
    </style:style>
    <style:style style:name="P77" style:family="paragraph" style:parent-style-name="Footnote">
      <style:text-properties officeooo:paragraph-rsid="1017aee8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" fo:font-size="12pt" style:font-size-asian="12pt" style:font-size-complex="12pt"/>
    </style:style>
    <style:style style:name="T17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officeooo:rsid="047da547"/>
    </style:style>
    <style:style style:name="T1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style:font-size-asian="12pt" style:font-size-complex="12pt"/>
    </style:style>
    <style:style style:name="T234" style:family="text">
      <style:text-properties style:use-window-font-color="true" loext:opacity="0%" style:font-name="Liberation Sans" officeooo:rsid="0efd8e5c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27de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37d6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officeooo:rsid="0f0ca65a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text-underline-style="none"/>
    </style:style>
    <style:style style:name="T272" style:family="text">
      <style:text-properties officeooo:rsid="0fe30796"/>
    </style:style>
    <style:style style:name="T273" style:family="text">
      <style:text-properties style:text-underline-style="solid" style:text-underline-width="auto" style:text-underline-color="font-color"/>
    </style:style>
    <style:style style:name="T274" style:family="text">
      <style:text-properties style:text-underline-style="solid" style:text-underline-width="auto" style:text-underline-color="font-color" officeooo:rsid="0feb9a57"/>
    </style:style>
    <style:style style:name="T275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8"><text:span text:style-name="Strong_20_Emphasis"><text:span text:style-name="T138">C</text:span></text:span><text:span text:style-name="Strong_20_Emphasis"><text:span text:style-name="T137">hecklist voor </text:span></text:span><text:span text:style-name="Strong_20_Emphasis"><text:span text:style-name="T139">de installatie</text:span></text:span><text:span text:style-name="Strong_20_Emphasis"><text:span text:style-name="T137"> van </text:span>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Strong_20_Emphasis"><text:span text:style-name="T144"><text:user-field-get text:name="Version">24.04</text:user-field-get></text:span></text:span><text:span text:style-name="Strong_20_Emphasis"><text:span text:style-name="T141"><text:note text:id="ftn1" text:note-class="footnote"><text:note-citation>1</text:note-citation><text:note-body><text:p text:style-name="P77"><text:span text:style-name="T251">D</text:span><text:span text:style-name="T241">eze </text:span><text:span text:style-name="Strong_20_Emphasis"><text:span text:style-name="T255"><text:user-field-get text:name="Distro">Ubuntu</text:user-field-get></text:span></text:span><text:span text:style-name="T243"><text:s/></text:span><text:span text:style-name="T256"><text:user-field-get text:name="Version">24.04</text:user-field-get></text:span><text:span text:style-name="T256"><text:s/></text:span><text:span text:style-name="Strong_20_Emphasis"><text:span text:style-name="T258"><text:user-field-get text:name="Edition">Server</text:user-field-get></text:span></text:span><text:span text:style-name="T241"><text:s/>(codenaam </text:span><text:span text:style-name="T252">noble</text:span><text:span text:style-name="T241">) van april</text:span><text:span text:style-name="T244"> </text:span><text:span text:style-name="Strong_20_Emphasis"><text:span text:style-name="T259"><text:user-field-get text:name="Releaseyear">2024</text:user-field-get></text:span></text:span><text:span text:style-name="T245"><text:s/></text:span><text:span text:style-name="T251">is een zogenaamde </text:span><text:span text:style-name="T241">LTS-</text:span><text:span text:style-name="T251">versie</text:span><text:span text:style-name="T241"> </text:span><text:span text:style-name="T251">(</text:span><text:span text:style-name="T241">staat voor Long-Term Support, </text:span><text:span text:style-name="T242">langetermijnondersteuning</text:span><text:span text:style-name="T251">)</text:span><text:span text:style-name="T242"> </text:span><text:span text:style-name="T253">en</text:span><text:span text:style-name="T245"> </text:span><text:span text:style-name="T241">wordt gedurende 5 jaar ondersteund tot april 202</text:span><text:span text:style-name="T252">9</text:span><text:span text:style-name="T241">, en met een </text:span><text:span text:style-name="T247">gratis persoonlijk </text:span><text:span text:style-name="T241">Ubuntu </text:span><text:span text:style-name="T248">P</text:span><text:span text:style-name="T241">ro-abonnement gedurende 1</text:span><text:span text:style-name="T254">0</text:span><text:span text:style-name="T241"> jaar tot april 203</text:span><text:span text:style-name="T252">4</text:span><text:span text:style-name="T241">.</text:span></text:p></text:note-body></text:note></text:span></text:span><text:span text:style-name="Strong_20_Emphasis"><text:span text:style-name="T142"><text:s/></text:span></text:span><text:span text:style-name="Strong_20_Emphasis"><text:span text:style-name="T143"><text:user-field-get text:name="Edition">Server</text:user-field-get></text:span></text:span><text:span text:style-name="Strong_20_Emphasis"><text:span text:style-name="T140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68">ONDERSTREEPTE</text:span></text:span><text:span text:style-name="T1"> </text:span><text:span text:style-name="T16">woorden</text:span><text:span text:style-name="T15"> het</text:span><text:span text:style-name="Strong_20_Emphasis"><text:span text:style-name="T184"> </text:span></text:span><text:span text:style-name="Strong_20_Emphasis"><text:span text:style-name="T185">tekstvak</text:span></text:span><text:span text:style-name="T16"> </text:span><text:span text:style-name="T19">in,</text:span><text:span text:style-name="T16"> </text:span><text:span text:style-name="T198">zie </text:span><text:span text:style-name="T234">[</text:span><text:span text:style-name="T198">toelichting</text:span><text:span text:style-name="T234">]</text:span><text:span text:style-name="T16">:</text:span></text:p>
      <text:p text:style-name="P1"><text:span text:style-name="Definition"><text:span text:style-name="T23">GEBRUIKER</text:span></text:span><text:span text:style-name="T206"><text:tab/><text:tab/></text:span><text:span text:style-name="T233"> <text:tab/><text:tab/></text:span><text:span text:style-name="T207"><draw:control text:anchor-type="as-char" svg:y="-0.4cm" draw:z-index="17" draw:name="Gebruiker 1" draw:style-name="gr2" draw:text-style-name="P86" svg:width="6.4cm" svg:height="0.6cm" draw:control="control16"><svg:title>Gebruiker</svg:title><svg:desc>Volledige naam, bijv. Jan Stek</svg:desc></draw:control></text:span><text:span text:style-name="T207"><text:tab/> <text:s text:c="2"/></text:span><text:span text:style-name="T208">[</text:span><text:span text:style-name="T209">V</text:span><text:span text:style-name="T201">olledige naam, bijv. </text:span><text:span text:style-name="T202">J</text:span><text:span text:style-name="T231">a</text:span><text:span text:style-name="T202">n </text:span><text:span text:style-name="T231">Jansen</text:span><text:span text:style-name="T232">]</text:span></text:p>
      <text:p text:style-name="P70"><text:span text:style-name="Definition"><text:span text:style-name="T200">g</text:span></text:span><text:span text:style-name="Definition">ebruikersnaam</text:span><text:span text:style-name="Definition"><text:span text:style-name="T271"><text:tab/></text:span></text:span><text:span text:style-name="T199"><draw:control text:anchor-type="as-char" svg:y="-0.4cm" draw:z-index="18" draw:name="Gberuikersnaam 2" draw:style-name="gr2" draw:text-style-name="P86" svg:width="6.4cm" svg:height="0.6cm" draw:control="control17"><svg:title>Gebruikersnaam</svg:title><svg:desc>Korte naam, bijv. jan</svg:desc></draw:control></text:span><text:span text:style-name="T199"><text:tab/> <text:s text:c="2"/></text:span><text:span text:style-name="T7">[</text:span><text:span text:style-name="T8">K</text:span><text:span text:style-name="T6">orte naam, bijv. </text:span><text:span text:style-name="T149">j</text:span><text:span text:style-name="T150">a</text:span><text:span text:style-name="T149">n</text:span><text:span text:style-name="T151">]</text:span></text:p>
      <text:p text:style-name="P1"><text:span text:style-name="Definition"><text:span text:style-name="T272">server</text:span></text:span><text:span text:style-name="Definition">NAAM</text:span><text:span text:style-name="T210"><text:tab/><text:tab/><text:tab/></text:span><draw:control text:anchor-type="as-char" svg:y="-0.4cm" draw:z-index="19" draw:name="Computernaam 1" draw:style-name="gr2" draw:text-style-name="P86" svg:width="6.4cm" svg:height="0.6cm" draw:control="control18"><svg:title>Computernaam</svg:title><svg:desc>Unieke naam van de computer</svg:desc></draw:control><text:tab/> <text:s text:c="2"/><text:span text:style-name="T215">[</text:span><text:span text:style-name="T216">N</text:span><text:span text:style-name="T211">aam van de </text:span><text:span text:style-name="T218">server</text:span><text:span text:style-name="T212">, </text:span><text:span text:style-name="T213">bijv. </text:span><text:span text:style-name="T217">sv</text:span><text:span text:style-name="T214">02</text:span><text:span text:style-name="T215">]</text:span></text:p>
      <text:p text:style-name="P1"><text:span text:style-name="Definition"><text:span text:style-name="T220">GEBRUIKER</text:span></text:span><text:span text:style-name="Definition"><text:span text:style-name="T225"><text:tab/></text:span></text:span><text:span text:style-name="T219"><text:tab/></text:span><text:span text:style-name="T233"> <text:tab/><text:tab/></text:span><text:span text:style-name="T207"><draw:control text:anchor-type="as-char" svg:y="-0.4cm" draw:z-index="20" draw:name="Gebruiker 2" draw:style-name="gr2" draw:text-style-name="P86" svg:width="6.4cm" svg:height="0.6cm" draw:control="control19"><svg:title>Gebruiker</svg:title><svg:desc>Volledige naam, bijv. Jan Stek</svg:desc></draw:control></text:span><text:span text:style-name="T207"><text:tab/> <text:s text:c="2"/></text:span><text:span text:style-name="T208">[</text:span><text:span text:style-name="T209">V</text:span><text:span text:style-name="T201">olledige naam </text:span><text:span text:style-name="T205">evt. 2</text:span><text:span text:style-name="T235">e</text:span><text:span text:style-name="T203"> gebruiker</text:span><text:span text:style-name="T204">]</text:span></text:p>
      <text:p text:style-name="P70"><text:span text:style-name="Definition"><text:span text:style-name="T220">GEBRUIKERSN</text:span></text:span><text:span text:style-name="Definition"><text:span text:style-name="T221">aa</text:span></text:span><text:span text:style-name="Definition"><text:span text:style-name="T220">M</text:span></text:span><text:span text:style-name="Definition"><text:span text:style-name="T225"><text:tab/></text:span></text:span><text:span text:style-name="T199"><draw:control text:anchor-type="as-char" svg:y="-0.4cm" draw:z-index="21" draw:name="Gberuikersnaam 1" draw:style-name="gr2" draw:text-style-name="P86" svg:width="6.4cm" svg:height="0.6cm" draw:control="control20"><svg:title>Gebruikersnaam</svg:title><svg:desc>Korte naam, bijv. jan</svg:desc></draw:control></text:span><text:span text:style-name="T199"><text:tab/> <text:s text:c="2"/></text:span><text:span text:style-name="T223">[</text:span><text:span text:style-name="T224">K</text:span><text:span text:style-name="T222">orte naam</text:span><text:span text:style-name="T226"> </text:span><text:span text:style-name="T227">e</text:span><text:span text:style-name="T228">vt. 2</text:span><text:span text:style-name="T236">e</text:span><text:span text:style-name="T228"> </text:span><text:span text:style-name="T229">gebruiker</text:span><text:span text:style-name="T230">]</text:span></text:p>
      <text:p text:style-name="P1"><text:span text:style-name="T152">Vervang </text:span><text:span text:style-name="T156">de</text:span><text:span text:style-name="T152"> </text:span><text:span text:style-name="Definition"><text:span text:style-name="T24">ONDERSTREEPTE</text:span></text:span><text:span text:style-name="T152"> </text:span><text:span text:style-name="T153">woorden </text:span><text:span text:style-name="T152">in deze checklist door </text:span><text:span text:style-name="T156">d</text:span><text:span text:style-name="T157">i</text:span><text:span text:style-name="T156">e </text:span><text:span text:style-name="T155">in </text:span><text:span text:style-name="T157">het</text:span><text:span text:style-name="Strong_20_Emphasis"><text:span text:style-name="T48"> </text:span></text:span><text:span text:style-name="Strong_20_Emphasis"><text:span text:style-name="T60">tekstvak</text:span></text:span><text:span text:style-name="T152">.</text:span></text:p>
      <text:p text:style-name="P35"/>
      <text:p text:style-name="P35"/>
      <text:p text:style-name="P2"><text:span text:style-name="T167">Nog niet op Linux?</text:span><text:span text:style-name="T159"><text:tab/></text:span><text:span text:style-name="T162"><text:tab/></text:span><text:span text:style-name="T163">G</text:span><text:span text:style-name="T160">ebruik </text:span><text:span text:style-name="Strong_20_Emphasis"><text:span text:style-name="T170">Checklist </text:span></text:span><text:span text:style-name="Strong_20_Emphasis"><text:span text:style-name="T171">overzetten</text:span></text:span><text:span text:style-name="T16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1"> onder </text:span><text:span text:style-name="T168">Linux</text:span><text:span text:style-name="T154">.</text:span></text:p>
      <text:p text:style-name="P2"><text:span text:style-name="T165">Nieuwe installatie?</text:span><text:span text:style-name="T154"><text:tab/></text:span><text:span text:style-name="T162"></text:span><text:span text:style-name="T164"><text:tab/></text:span><text:span text:style-name="T163">B</text:span><text:span text:style-name="T154">egin bij hoofdstuk </text:span><text:span text:style-name="T165"><text:bookmark-ref text:reference-format="page" text:ref-name="__RefNumPara__4009_1271708128">2</text:bookmark-ref></text:span><text:span text:style-name="T154"><text:s text:c="2"/></text:span><text:span text:style-name="T166"><text:bookmark-ref text:reference-format="text" text:ref-name="__RefNumPara__4009_1271708128">Installatie uitvoeren</text:bookmark-ref></text:span><text:span text:style-name="T158">.</text:span></text:p>
      <text:p text:style-name="P20"/>
      <text:p text:style-name="P20"/>
      <text:list xml:id="list2629197128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9" draw:name="Vorm3_0" draw:style-name="gr1" draw:text-style-name="P8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13" draw:name="Vorm3_ 2" draw:style-name="gr1" draw:text-style-name="P8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7">E</text:span></text:span><text:span text:style-name="User_20_Entry"><text:span text:style-name="T103">v</text:span></text:span><text:span text:style-name="User_20_Entry"><text:span text:style-name="T104">en</text:span></text:span><text:span text:style-name="User_20_Entry"><text:span text:style-name="T106">t</text:span></text:span><text:span text:style-name="User_20_Entry"><text:span text:style-name="T107">uele </text:span></text:span><text:span text:style-name="User_20_Entry"><text:span text:style-name="T108">extra </text:span></text:span><text:span text:style-name="Definition"><text:span text:style-name="T266">gebruiker</text:span></text:span><text:span text:style-name="User_20_Entry"><text:span text:style-name="T98">s</text:span></text:span><text:span text:style-name="User_20_Entry"><text:span text:style-name="T108"> aanmelden </text:span></text:span><text:span text:style-name="User_20_Entry"><text:span text:style-name="T109">en dezelfde stappen uitvoeren</text:span></text:span><text:span text:style-name="User_20_Entry"><text:span text:style-name="T105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2" draw:name="Vorm4" draw:style-name="gr1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3" draw:name="Vorm6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14" draw:name="Vorm 7" draw:style-name="gr1" draw:text-style-name="P8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93103643673637" text:continue-numbering="true" text:style-name="L1">
        <text:list-item>
          <text:p text:style-name="P80"><text:bookmark-start text:name="__RefNumPara__4009_1271708128"/><text:span text:style-name="Strong_20_Emphasis"><text:span text:style-name="T169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0"><draw:control text:anchor-type="as-char" draw:z-index="4" draw:name="Vorm9" draw:style-name="gr1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3">Start de computer op vanaf</text:span><text:span text:style-name="T173"><text:note text:id="ftn4" text:note-class="footnote"><text:note-citation>1</text:note-citation><text:note-body><text:p text:style-name="P69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27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27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27">F12</text:span></text:span><text:span text:style-name="User_20_Entry"><text:span text:style-name="T120">.</text:span></text:span></text:p></text:note-body></text:note></text:span><text:span text:style-name="T173"> </text:span><text:span text:style-name="T176">een </text:span><text:span text:style-name="Strong_20_Emphasis"><text:span text:style-name="T147"><text:user-field-get text:name="Distro">Ubuntu</text:user-field-get></text:span></text:span><text:span text:style-name="T172"><text:s/></text:span><text:span text:style-name="T148"><text:user-field-get text:name="Version">24.04</text:user-field-get></text:span><text:span text:style-name="T148"><text:s/>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4"><text:span text:style-name="T237">Vanaf een </text:span><text:span text:style-name="T269">L</text:span><text:span text:style-name="T237">ive </text:span><text:span text:style-name="T270">USB</text:span><text:span text:style-name="T240">-stick</text:span><text:span text:style-name="T21"> </text:span><text:span text:style-name="T237">kunt u opstarten en </text:span><text:span text:style-name="T17">met </text:span><text:span text:style-name="Strong_20_Emphasis"><text:span text:style-name="T178"><text:user-field-get text:name="Distro">Ubuntu</text:user-field-get></text:span></text:span><text:span text:style-name="Strong_20_Emphasis"><text:span text:style-name="T178"><text:s/></text:span></text:span><text:span text:style-name="T237">werken zonder enige bestanden op de harde schijf te wijzigen en maakt ook installatie van </text:span><text:span text:style-name="Strong_20_Emphasis"><text:span text:style-name="T178"><text:user-field-get text:name="Distro">Ubuntu</text:user-field-get></text:span></text:span><text:span text:style-name="Strong_20_Emphasis"><text:span text:style-name="T178"><text:s/></text:span></text:span><text:span text:style-name="T237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76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<text:s/></text:span></text:span><text:span text:style-name="Strong_20_Emphasis"><text:span text:style-name="T100"><text:user-field-get text:name="Version">24.04</text:user-field-get></text:span></text:span><text:span text:style-name="Strong_20_Emphasis"><text:span text:style-name="T100"><text:s/></text:span></text:span><text:span text:style-name="Strong_20_Emphasis"><text:span text:style-name="T102">LTS </text:span></text:span><text:span text:style-name="Strong_20_Emphasis"><text:span text:style-name="T94">CD</text:span></text:span><text:span text:style-name="Strong_20_Emphasis"><text:span text:style-name="T96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download" text:style-name="Internet_20_link" text:visited-style-name="Visited_20_Internet_20_Link"><text:span text:style-name="Strong_20_Emphasis"><text:span text:style-name="T239">ubuntu.com/download</text:span></text:span></text:a><text:span text:style-name="Strong_20_Emphasis"><text:span text:style-name="T90">.</text:span></text:span><text:span text:style-name="Strong_20_Emphasis"><text:span text:style-name="T92"><text:line-break/>De </text:span></text:span><text:span text:style-name="Strong_20_Emphasis"><text:span text:style-name="T95">ver</text:span></text:span><text:span text:style-name="Strong_20_Emphasis"><text:span text:style-name="T92">volgstappen staan beschreven in </text:span></text:span><text:span text:style-name="Strong_20_Emphasis"><text:span text:style-name="T99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92">, onder </text:span></text:span><text:span text:style-name="Strong_20_Emphasis"><text:span text:style-name="T99">Linux</text:span></text:span><text:span text:style-name="Strong_20_Emphasis"><text:span text:style-name="T92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6"><draw:control text:anchor-type="as-char" draw:z-index="12" draw:name="Vorm 6" draw:style-name="gr1" draw:text-style-name="P85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4">Kies</text:span><text:span text:style-name="T175"> </text:span><text:span text:style-name="T177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2"><draw:control text:anchor-type="as-char" draw:z-index="11" draw:name="Vorm 1" draw:style-name="gr1" draw:text-style-name="P85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5">Bij</text:span><text:span text:style-name="T187"> </text:span><text:span text:style-name="Strong_20_Emphasis"><text:span text:style-name="T193">Profile setup</text:span></text:span><text:span text:style-name="T187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92">V</text:span><text:span text:style-name="T188">ul </text:span><text:span text:style-name="T189">in </text:span><text:span text:style-name="Strong_20_Emphasis"><text:span text:style-name="T193">Your</text:span></text:span><text:span text:style-name="Strong_20_Emphasis"><text:span text:style-name="T190"> n</text:span></text:span><text:span text:style-name="Strong_20_Emphasis"><text:span text:style-name="T191">a</text:span></text:span><text:span text:style-name="Strong_20_Emphasis"><text:span text:style-name="T193">me</text:span></text:span><text:span text:style-name="Strong_20_Emphasis"><text:span text:style-name="T180"> </text:span></text:span><text:span text:style-name="Definition"><text:span text:style-name="T4">gebruiker</text:span></text:span><text:span text:style-name="Strong_20_Emphasis"><text:span text:style-name="T181">, <text:line-break/></text:span></text:span><text:span text:style-name="Strong_20_Emphasis"><text:span text:style-name="T193">Your server</text:span></text:span><text:span text:style-name="Strong_20_Emphasis"><text:span text:style-name="T196">'</text:span></text:span><text:span text:style-name="Strong_20_Emphasis"><text:span text:style-name="T197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0">,<text:line-break/></text:span></text:span><text:span text:style-name="Strong_20_Emphasis"><text:span text:style-name="T194">Pick a username</text:span></text:span><text:span text:style-name="Strong_20_Emphasis"><text:span text:style-name="T180"> </text:span></text:span><text:span text:style-name="Definition"><text:span text:style-name="T4">gebruikersnaam</text:span></text:span><text:span text:style-name="Strong_20_Emphasis"><text:span text:style-name="T180">, </text:span></text:span><text:span text:style-name="Strong_20_Emphasis"><text:span text:style-name="T183">en</text:span></text:span><text:span text:style-name="Strong_20_Emphasis"><text:span text:style-name="T180"><text:line-break/></text:span></text:span><text:span text:style-name="Strong_20_Emphasis"><text:span text:style-name="T182">g</text:span></text:span><text:span text:style-name="Strong_20_Emphasis"><text:span text:style-name="T179">eef tweemaal een </text:span></text:span><text:span text:style-name="Strong_20_Emphasis"><text:span text:style-name="T186">wachtwoord</text:span></text:span><text:span text:style-name="Strong_20_Emphasis"><text:span text:style-name="T179">.</text:span></text:span></text:p>
          </table:table-cell>
        </table:table-row>
      </table:table>
      <text:p text:style-name="P36"><text:span text:style-name="Strong_20_Emphasis"><text:span text:style-name="T71"/></text:span></text:p>
      <text:list xml:id="list93104012355486" text:continue-numbering="true" text:style-name="L1">
        <text:list-item>
          <text:p text:style-name="P79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7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5" draw:name="Vorm24" draw:style-name="gr1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2" draw:name="Vorm4_ 1" draw:style-name="gr1" draw:text-style-name="P85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useradd --create-home -- comm<text:span text:style-name="T275">e</text:span>n<text:span text:style-name="T275">t</text:span> <text:span text:style-name="T134">'</text:span><text:span text:style-name="T135">gebruiker</text:span><text:span text:style-name="T134">' [--groups adm,sudo] </text:span><text:span text:style-name="T135">gebruiker</text:span><text:span text:style-name="T136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1">sudo passwd <text:span text:style-name="T273">gebruiker</text:span><text:span text:style-name="T274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3" draw:name="Vorm4_ 2" draw:style-name="gr1" draw:text-style-name="P8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4"><text:span text:style-name="User_20_Entry"><text:span text:style-name="T12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4"><text:span text:style-name="User_20_Entry"><text:span text:style-name="T12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70"><draw:control text:anchor-type="as-char" draw:z-index="7" draw:name="Vorm4_1" draw:style-name="gr1" draw:text-style-name="P85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6" draw:name="Vorm37" draw:style-name="gr1" draw:text-style-name="P85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7"><text:span text:style-name="Strong_20_Emphasis"><text:span text:style-name="T38"><text:tab/></text:span></text:span></text:p>
      <text:p text:style-name="P38"><text:span text:style-name="Strong_20_Emphasis"><text:span text:style-name="T50"/></text:span></text:p>
      <text:p text:style-name="P39"><text:span text:style-name="Strong_20_Emphasis"><text:span text:style-name="T46"/></text:span></text:p>
      <text:list xml:id="list93103958906590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8" draw:name="Vorm40_0" draw:style-name="gr1" draw:text-style-name="P85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5" draw:name="Vorm40_ 1" draw:style-name="gr1" draw:text-style-name="P85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8"><text:span text:style-name="User_20_Entry"><text:span text:style-name="T121">E</text:span></text:span><text:span text:style-name="User_20_Entry"><text:span text:style-name="T123">ventuele extra </text:span></text:span><text:span text:style-name="Definition"><text:span text:style-name="T267">gebruiker</text:span></text:span><text:span text:style-name="User_20_Entry"><text:span text:style-name="T122">s</text:span></text:span><text:span text:style-name="User_20_Entry"><text:span text:style-name="T123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0" draw:name="Vorm40_2" draw:style-name="gr1" draw:text-style-name="P85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6" draw:name="Vorm40_ 2" draw:style-name="gr1" draw:text-style-name="P85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3"><text:span text:style-name="Strong_20_Emphasis"><text:span text:style-name="T58"/></text:span></text:p>
      <text:p text:style-name="P33"/>
      <text:p text:style-name="P24"><text:span text:style-name="T128">E</text:span><text:span text:style-name="T129">inde c</text:span><text:span text:style-name="T130">hecklist, </text:span><text:span text:style-name="T131">d</text:span><text:span text:style-name="T130">e installatie van </text:span><text:span text:style-name="Strong_20_Emphasis"><text:span text:style-name="T146"><text:user-field-get text:name="Distro">Ubuntu</text:user-field-get></text:span></text:span><text:span text:style-name="T132"><text:s/></text:span><text:span text:style-name="T133"><text:user-field-get text:name="Version">24.04</text:user-field-get></text:span><text:span text:style-name="T133"><text:s/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0">is voltooid.</text:span></text:p>
      <text:p text:style-name="P7"/>
      <text:list xml:id="list3386222680" text:style-name="L2">
        <text:list-header>
          <text:p text:style-name="P83"><text:span text:style-name="Emphasis"><text:span text:style-name="T26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63">.</text:span></text:span></text:p>
          <text:p text:style-name="P84"><text:span text:style-name="Emphasis"><text:span text:style-name="T263">C</text:span></text:span><text:span text:style-name="Emphasis"><text:span text:style-name="T264">C0</text:span></text:span><text:span text:style-name="Emphasis"><text:span text:style-name="T263"> 1.0 </text:span></text:span><text:span text:style-name="Emphasis"><text:span text:style-name="T265">Universeel</text:span></text:span><text:span text:style-name="Emphasis"><text:span text:style-name="T263"> </text:span></text:span><text:span text:style-name="Emphasis"><text:span text:style-name="T26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60"><text:s/></text:span></text:span><text:span text:style-name="Emphasis"><text:span text:style-name="T26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60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28T09:31:02.768343742">28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31:02.654621780</dc:date>
    <meta:keyword>Installatie</meta:keyword>
    <meta:keyword>Checklist</meta:keyword>
    <meta:keyword>Linux</meta:keyword>
    <meta:editing-cycles>6850</meta:editing-cycles>
    <meta:editing-duration>P12DT4H25M49S</meta:editing-duration>
    <dc:creator>Karel Zimmer</dc:creator>
    <meta:document-statistic meta:table-count="4" meta:image-count="2" meta:object-count="0" meta:page-count="4" meta:paragraph-count="82" meta:word-count="471" meta:character-count="3300" meta:non-whitespace-character-count="2860"/>
    <meta:user-defined meta:name="Info 1"/>
    <meta:user-defined meta:name="Info 2"/>
    <meta:user-defined meta:name="Info 3"/>
    <meta:user-defined meta:name="Info 4"/>
  </office:meta>
</office:document-meta>
</file>